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7" style:family="paragraph" style:parent-style-name="Footer">
      <style:paragraph-properties fo:text-align="justify" style:justify-single-word="false"/>
      <style:text-properties style:font-name="CG Times (W1)" fo:font-size="11pt" style:font-size-asian="11pt"/>
    </style:style>
    <style:style style:name="P8" style:family="paragraph" style:parent-style-name="Footer">
      <style:text-properties fo:font-size="8pt" style:font-size-asian="8pt"/>
    </style:style>
    <style:style style:name="P9"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0" style:family="paragraph" style:parent-style-name="Standard">
      <style:paragraph-properties fo:margin-left="0.409cm" fo:margin-right="0cm" fo:text-indent="0cm" style:auto-text-indent="false"/>
    </style:style>
    <style:style style:name="P11"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2"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3"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5"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19"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0"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1" style:family="paragraph" style:parent-style-name="Text_20_body">
      <style:text-properties style:font-name="Gill Sans MT_CCJU" fo:font-size="11pt" style:font-size-asian="11pt"/>
    </style:style>
    <style:style style:name="P22" style:family="paragraph" style:parent-style-name="Standard">
      <style:paragraph-properties fo:margin-left="0.409cm" fo:margin-right="0cm" fo:text-indent="0cm" style:auto-text-indent="false"/>
      <style:text-properties fo:letter-spacing="-0.018cm"/>
    </style:style>
    <style:style style:name="P23"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4">remLineWhenBlank(empty_line)=%</text:span></text:p>
      <text:p text:style-name="P18">%=remLineWhenBlank(empty_line)=%</text:p>
      <text:p text:style-name="P18">%=remLineWhenBlank(empty_line)=%</text:p>
      <text:p text:style-name="P18">%=remLineWhenBlank(empty_line)=%</text:p>
      <text:p text:style-name="P18">%=remLineWhenBlank(empty_line)=%</text:p>
      <text:p text:style-name="P18">%=remLineWhenBlank(empty_line)=%</text:p>
      <text:p text:style-name="P18">%=remLineWhenBlank(empty_line)=%</text:p>
      <text:p text:style-name="P18">%=remLineWhenBlank(empty_line)=%</text:p>
      <text:p text:style-name="P18">%=remLineWhenBlank(empty_line)=%</text:p>
      <text:p text:style-name="P18">%=remLineWhenBlank(empty_line)=%</text:p>
      <text:p text:style-name="P18">%=remLineWhenBlank(empty_line)=%</text:p>
      <text:p text:style-name="P16">%=<text:span text:style-name="T4">remLineWhenBlank(empty_line)=%</text:span>%#include AM_HEADER#%</text:p>
      <text:p text:style-name="P17"/>
      <text:p text:style-name="P19">Décision d’attribution d'une contribution de l'Etat à la réduction des primes dans l'assurance‑maladie pour l'année %=RELATIV1=%</text:p>
      <text:p text:style-name="P20"/>
      <text:p text:style-name="P20"/>
      <text:p text:style-name="P15">%=TITRE=%,</text:p>
      <text:p text:style-name="P15"/>
      <text:p text:style-name="P15">Nous avons bien reçu votre(vos) certificat(s) d'assurance-maladie des soins obligatoire pour l'année  %=RELATIV1=%.</text:p>
      <text:p text:style-name="P15"/>
      <text:p text:style-name="P15">Ainsi, nous avons le plaisir de vous annoncer que nous pouvons allouer la(les) contribution(s) suivante(s) :</text:p>
      <text:p text:style-name="P15">%#include AM_SUBSIDES#%</text:p>
      <text:p text:style-name="P15">%#include AM_INFO_2019#%</text:p>
      <text:p text:style-name="P15">%#include AM_SIGNATURES#%</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decmst2</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0-10T07:24:41.08</dc:date>
    <meta:print-date>2003-09-10T06:53:00</meta:print-date>
    <meta:editing-cycles>116</meta:editing-cycles>
    <meta:editing-duration>PT6H55M59S</meta:editing-duration>
    <meta:document-statistic meta:table-count="0" meta:image-count="2" meta:object-count="0" meta:page-count="1" meta:paragraph-count="34" meta:word-count="259" meta:character-count="1964"/>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